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12.112cm" svg:y="17.76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11.011cm" svg:y="18.359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9.9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9:34.818845999</dc:date>
    <meta:editing-duration>PT2H28M45S</meta:editing-duration>
    <meta:editing-cycles>36</meta:editing-cycles>
    <meta:generator>LibreOffice/6.0.7.3$Linux_X86_64 LibreOffice_project/00m0$Build-3</meta:generator>
    <meta:document-statistic meta:object-count="38"/>
  </office:meta>
</office:document-meta>
</file>